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E000003FD33CB1E2BBA961821.png" manifest:media-type="image/png"/>
  <manifest:file-entry manifest:full-path="Pictures/10000001000004BE0000014897F967BE45956129.png" manifest:media-type="image/png"/>
  <manifest:file-entry manifest:full-path="Pictures/10000001000004C6000003766661DCC0D4701B29.png" manifest:media-type="image/png"/>
  <manifest:file-entry manifest:full-path="Pictures/10000001000006D20000015F5513A4BFD0FEE493.png" manifest:media-type="image/png"/>
  <manifest:file-entry manifest:full-path="Pictures/10000001000006FD0000042236E8D7FFECF70B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f4574" officeooo:paragraph-rsid="001f4574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rsid="001f4574" officeooo:paragraph-rsid="001f4574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rsid="00206b8b" officeooo:paragraph-rsid="00206b8b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3</text:p>
      <text:p text:style-name="P1">Q1.</text:p>
      <text:p text:style-name="P1"><draw:frame draw:style-name="fr2" draw:name="Image1" text:anchor-type="char" svg:x="-1.965cm" svg:y="0.794cm" svg:width="20.964cm" svg:height="12.966cm" draw:z-index="0"><draw:image xlink:href="Pictures/10000001000006FD0000042236E8D7FFECF70BC9.png" xlink:type="simple" xlink:show="embed" xlink:actuate="onLoad" draw:mime-type="image/png"/></draw:frame></text:p>
      <text:p text:style-name="P1"/>
      <text:p text:style-name="P1"/>
      <text:p text:style-name="P1">Q2.</text:p>
      <text:p text:style-name="P1"><draw:frame draw:style-name="fr2" draw:name="Image2" text:anchor-type="char" svg:x="-1.78cm" svg:y="-0.026cm" svg:width="20.586cm" svg:height="15.685cm" draw:z-index="1"><draw:image xlink:href="Pictures/10000001000004C6000003766661DCC0D4701B2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Q3.</text:p>
      <text:p text:style-name="P1"><draw:frame draw:style-name="fr2" draw:name="Image3" text:anchor-type="char" svg:x="-1.57cm" svg:y="-1.229cm" svg:width="20.569cm" svg:height="6.623cm" draw:z-index="2"><draw:image xlink:href="Pictures/10000001000004BE0000014897F967BE45956129.png" xlink:type="simple" xlink:show="embed" xlink:actuate="onLoad" draw:mime-type="image/png"/></draw:frame><text:soft-page-break/></text:p>
      <text:p text:style-name="P1"/>
      <text:p text:style-name="P1"/>
      <text:p text:style-name="P1">Q4.</text:p>
      <text:p text:style-name="P1"/>
      <text:p text:style-name="P3"><draw:frame draw:style-name="fr1" draw:name="Image4" text:anchor-type="char" svg:width="19.86cm" svg:height="11.795cm" draw:z-index="3"><draw:image xlink:href="Pictures/10000001000006CE000003FD33CB1E2BBA961821.png" xlink:type="simple" xlink:show="embed" xlink:actuate="onLoad" draw:mime-type="image/png"/></draw:frame>Q5.</text:p>
      <text:p text:style-name="P3"><draw:frame draw:style-name="fr1" draw:name="Image5" text:anchor-type="char" svg:width="20.001cm" svg:height="7.437cm" draw:z-index="4"><draw:image xlink:href="Pictures/10000001000006D20000015F5513A4BFD0FEE493.png" xlink:type="simple" xlink:show="embed" xlink:actuate="onLoad" draw:mime-type="image/png"/></draw:frame><text:soft-page-break/>Q5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09:08.829172688</meta:creation-date>
    <dc:date>2023-09-10T22:34:30.114852978</dc:date>
    <meta:editing-duration>PT4H50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7" meta:word-count="9" meta:character-count="33" meta:non-whitespace-character-count="31"/>
  </office:meta>
</office:document-meta>
</file>